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264.65">
            <text:p>264.650</text:p>
          </table:table-cell>
          <table:table-cell office:value-type="float" office:value="10">
            <text:p>10</text:p>
          </table:table-cell>
          <table:table-cell table:formula="of:=[.C3]*1.01" office:value-type="float" office:value="292.338245490075">
            <text:p>292.3382</text:p>
          </table:table-cell>
          <table:table-cell table:style-name="ce6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4.9013524717971">
            <text:p>14.901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43.2680486523569">
            <text:p>43.2680</text:p>
          </table:table-cell>
          <table:table-cell table:style-name="ce6" office:value-type="float" office:value="23.19">
            <text:p>23.19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5.6161870882858">
            <text:p>25.6162</text:p>
          </table:table-cell>
          <table:table-cell table:style-name="ce6" office:value-type="float" office:value="6.842">
            <text:p>6.842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7.55782458206346">
            <text:p>7.5578</text:p>
          </table:table-cell>
          <table:table-cell table:style-name="ce6" office:value-type="float" office:value="21.82">
            <text:p>21.82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24.1028547764725">
            <text:p>24.1029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264.65">
            <text:p>264.6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89.443807415916">
            <text:p>289.4438</text:p>
          </table:table-cell>
          <table:table-cell table:style-name="ce7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4.753814328512">
            <text:p>14.7538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42.8396521310464">
            <text:p>42.8397</text:p>
          </table:table-cell>
          <table:table-cell table:style-name="ce7" table:formula="of:=[.S2]" office:value-type="float" office:value="23.19">
            <text:p>23.19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5.3625614735503">
            <text:p>25.3626</text:p>
          </table:table-cell>
          <table:table-cell table:style-name="ce7" table:formula="of:=[.V2]" office:value-type="float" office:value="6.842">
            <text:p>6.842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7.4829946357064">
            <text:p>7.4830</text:p>
          </table:table-cell>
          <table:table-cell table:style-name="ce7" table:formula="of:=[.Y2]" office:value-type="float" office:value="21.82">
            <text:p>21.82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23.8642126499728">
            <text:p>23.8642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264.65">
            <text:p>264.6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86.578027144471">
            <text:p>286.5780</text:p>
          </table:table-cell>
          <table:table-cell table:style-name="ce7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4.6077369589228">
            <text:p>14.6077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42.4154971594519">
            <text:p>42.4155</text:p>
          </table:table-cell>
          <table:table-cell table:style-name="ce7" table:formula="of:=[.S3]" office:value-type="float" office:value="23.19">
            <text:p>23.19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5.1114470035152">
            <text:p>25.1114</text:p>
          </table:table-cell>
          <table:table-cell table:style-name="ce7" table:formula="of:=[.V3]" office:value-type="float" office:value="6.842">
            <text:p>6.842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7.40890557990732">
            <text:p>7.4089</text:p>
          </table:table-cell>
          <table:table-cell table:style-name="ce7" table:formula="of:=[.Y3]" office:value-type="float" office:value="21.82">
            <text:p>21.82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23.6279333168047">
            <text:p>23.6279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264.65">
            <text:p>264.6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3.74062093512">
            <text:p>283.7406</text:p>
          </table:table-cell>
          <table:table-cell table:style-name="ce7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4.4631058999236">
            <text:p>14.463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41.9955417420316">
            <text:p>41.9955</text:p>
          </table:table-cell>
          <table:table-cell table:style-name="ce7" table:formula="of:=[.S4]" office:value-type="float" office:value="23.19">
            <text:p>23.19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4.8628188153616">
            <text:p>24.8628</text:p>
          </table:table-cell>
          <table:table-cell table:style-name="ce7" table:formula="of:=[.V4]" office:value-type="float" office:value="6.842">
            <text:p>6.842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7.33555007911616">
            <text:p>7.3356</text:p>
          </table:table-cell>
          <table:table-cell table:style-name="ce7" table:formula="of:=[.Y4]" office:value-type="float" office:value="21.82">
            <text:p>21.82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23.393993382975">
            <text:p>23.3940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264.65">
            <text:p>264.6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0.931307856555">
            <text:p>280.9313</text:p>
          </table:table-cell>
          <table:table-cell table:style-name="ce7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4.3199068316075">
            <text:p>14.3199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41.5797442990412">
            <text:p>41.5797</text:p>
          </table:table-cell>
          <table:table-cell table:style-name="ce7" table:formula="of:=[.S5]" office:value-type="float" office:value="23.19">
            <text:p>23.19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4.6166522924372">
            <text:p>24.6167</text:p>
          </table:table-cell>
          <table:table-cell table:style-name="ce7" table:formula="of:=[.V5]" office:value-type="float" office:value="6.842">
            <text:p>6.842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7.26292087041204">
            <text:p>7.2629</text:p>
          </table:table-cell>
          <table:table-cell table:style-name="ce7" table:formula="of:=[.Y5]" office:value-type="float" office:value="21.82">
            <text:p>21.82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23.1623696861138">
            <text:p>23.1624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264.65">
            <text:p>264.65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278.149809758965">
            <text:p>278.1498</text:p>
          </table:table-cell>
          <table:table-cell table:style-name="ce7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4.178125575849">
            <text:p>14.1781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41.168063662417">
            <text:p>41.1681</text:p>
          </table:table-cell>
          <table:table-cell table:style-name="ce7" table:formula="of:=[.S6]" office:value-type="float" office:value="23.19">
            <text:p>23.19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4.372923061819">
            <text:p>24.3729</text:p>
          </table:table-cell>
          <table:table-cell table:style-name="ce7" table:formula="of:=[.V6]" office:value-type="float" office:value="6.842">
            <text:p>6.842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7.1910107627842">
            <text:p>7.1910</text:p>
          </table:table-cell>
          <table:table-cell table:style-name="ce7" table:formula="of:=[.Y6]" office:value-type="float" office:value="21.82">
            <text:p>21.82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22.933039293182">
            <text:p>22.9330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264.65">
            <text:p>264.6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75.3958512465">
            <text:p>275.3959</text:p>
          </table:table-cell>
          <table:table-cell table:style-name="ce7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4.0377480949">
            <text:p>14.0377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40.7604590717">
            <text:p>40.7605</text:p>
          </table:table-cell>
          <table:table-cell table:style-name="ce7" table:formula="of:=[.S7]" office:value-type="float" office:value="23.19">
            <text:p>23.19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4.1316069919">
            <text:p>24.1316</text:p>
          </table:table-cell>
          <table:table-cell table:style-name="ce7" table:formula="of:=[.V7]" office:value-type="float" office:value="6.842">
            <text:p>6.842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7.11981263642">
            <text:p>7.1198</text:p>
          </table:table-cell>
          <table:table-cell table:style-name="ce7" table:formula="of:=[.Y7]" office:value-type="float" office:value="21.82">
            <text:p>21.82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22.7059794982">
            <text:p>22.7060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264.65">
            <text:p>264.6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2.66915965">
            <text:p>272.6692</text:p>
          </table:table-cell>
          <table:table-cell table:style-name="ce7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3.89876049">
            <text:p>13.8988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40.35689017">
            <text:p>40.3569</text:p>
          </table:table-cell>
          <table:table-cell table:style-name="ce7" table:formula="of:=[.S8]" office:value-type="float" office:value="23.19">
            <text:p>23.19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3.89268019">
            <text:p>23.8927</text:p>
          </table:table-cell>
          <table:table-cell table:style-name="ce7" table:formula="of:=[.V8]" office:value-type="float" office:value="6.842">
            <text:p>6.842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7.049319442">
            <text:p>7.0493</text:p>
          </table:table-cell>
          <table:table-cell table:style-name="ce7" table:formula="of:=[.Y8]" office:value-type="float" office:value="21.82">
            <text:p>21.82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22.48116782">
            <text:p>22.481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264.65">
            <text:p>264.65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269.969465">
            <text:p>269.9695</text:p>
          </table:table-cell>
          <table:table-cell table:style-name="ce7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3.761149">
            <text:p>13.7611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39.957317">
            <text:p>39.9573</text:p>
          </table:table-cell>
          <table:table-cell table:style-name="ce7" table:formula="of:=[.S9]" office:value-type="float" office:value="23.19">
            <text:p>23.19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3.656119">
            <text:p>23.6561</text:p>
          </table:table-cell>
          <table:table-cell table:style-name="ce7" table:formula="of:=[.V9]" office:value-type="float" office:value="6.842">
            <text:p>6.842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6.9795242">
            <text:p>6.9795</text:p>
          </table:table-cell>
          <table:table-cell table:style-name="ce7" table:formula="of:=[.Y9]" office:value-type="float" office:value="21.82">
            <text:p>21.82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22.258582">
            <text:p>22.2586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264.65">
            <text:p>264.65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267.2965">
            <text:p>267.2965</text:p>
          </table:table-cell>
          <table:table-cell table:style-name="ce7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3.6249">
            <text:p>13.6249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39.5617">
            <text:p>39.5617</text:p>
          </table:table-cell>
          <table:table-cell table:style-name="ce7" table:formula="of:=[.S10]" office:value-type="float" office:value="23.19">
            <text:p>23.19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3.4219">
            <text:p>23.4219</text:p>
          </table:table-cell>
          <table:table-cell table:style-name="ce7" table:formula="of:=[.V10]" office:value-type="float" office:value="6.842">
            <text:p>6.842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6.91042">
            <text:p>6.9104</text:p>
          </table:table-cell>
          <table:table-cell table:style-name="ce7" table:formula="of:=[.Y10]" office:value-type="float" office:value="21.82">
            <text:p>21.82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22.0382">
            <text:p>22.0382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264.65">
            <text:p>264.65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64.65">
            <text:p>264.6500</text:p>
          </table:table-cell>
          <table:table-cell table:style-name="ce7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3.49">
            <text:p>13.49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39.17">
            <text:p>39.1700</text:p>
          </table:table-cell>
          <table:table-cell table:style-name="ce7" table:formula="of:=[.S11]" office:value-type="float" office:value="23.19">
            <text:p>23.19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3.19">
            <text:p>23.1900</text:p>
          </table:table-cell>
          <table:table-cell table:style-name="ce7" table:formula="of:=[.V11]" office:value-type="float" office:value="6.842">
            <text:p>6.842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6.842">
            <text:p>6.8420</text:p>
          </table:table-cell>
          <table:table-cell table:style-name="ce7" table:formula="of:=[.Y11]" office:value-type="float" office:value="21.82">
            <text:p>21.82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21.82">
            <text:p>21.82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264.65">
            <text:p>264.65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262.029702970297">
            <text:p>262.0297</text:p>
          </table:table-cell>
          <table:table-cell table:style-name="ce7" table:formula="of:=[.D12]" office:value-type="float" office:value="13.49">
            <text:p>13.49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3.3564356435644">
            <text:p>13.3564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39.17">
            <text:p>39.17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38.7821782178218">
            <text:p>38.7822</text:p>
          </table:table-cell>
          <table:table-cell table:style-name="ce7" table:formula="of:=[.S12]" office:value-type="float" office:value="23.19">
            <text:p>23.19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2.960396039604">
            <text:p>22.9604</text:p>
          </table:table-cell>
          <table:table-cell table:style-name="ce7" table:formula="of:=[.V12]" office:value-type="float" office:value="6.842">
            <text:p>6.842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6.77425742574257">
            <text:p>6.7743</text:p>
          </table:table-cell>
          <table:table-cell table:style-name="ce7" table:formula="of:=[.Y12]" office:value-type="float" office:value="21.82">
            <text:p>21.82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21.6039603960396">
            <text:p>21.604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264.65">
            <text:p>264.65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259.435349475542">
            <text:p>259.4353</text:p>
          </table:table-cell>
          <table:table-cell table:style-name="ce7" table:formula="of:=[.D13]" office:value-type="float" office:value="13.49">
            <text:p>13.49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3.2241937064994">
            <text:p>13.2242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39.17">
            <text:p>39.17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38.3981962552691">
            <text:p>38.3982</text:p>
          </table:table-cell>
          <table:table-cell table:style-name="ce7" table:formula="of:=[.S13]" office:value-type="float" office:value="23.19">
            <text:p>23.19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2.7330653857465">
            <text:p>22.7331</text:p>
          </table:table-cell>
          <table:table-cell table:style-name="ce7" table:formula="of:=[.V13]" office:value-type="float" office:value="6.842">
            <text:p>6.842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6.70718557004215">
            <text:p>6.7072</text:p>
          </table:table-cell>
          <table:table-cell table:style-name="ce7" table:formula="of:=[.Y13]" office:value-type="float" office:value="21.82">
            <text:p>21.82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21.390059798059">
            <text:p>21.390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264.65">
            <text:p>264.6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56.866682649051">
            <text:p>256.8667</text:p>
          </table:table-cell>
          <table:table-cell table:style-name="ce7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3.0932610955439">
            <text:p>13.0933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38.0180160943258">
            <text:p>38.0180</text:p>
          </table:table-cell>
          <table:table-cell table:style-name="ce7" table:formula="of:=[.S14]" office:value-type="float" office:value="23.19">
            <text:p>23.19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2.5079855304421">
            <text:p>22.5080</text:p>
          </table:table-cell>
          <table:table-cell table:style-name="ce7" table:formula="of:=[.V14]" office:value-type="float" office:value="6.842">
            <text:p>6.842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6.64077779212094">
            <text:p>6.6408</text:p>
          </table:table-cell>
          <table:table-cell table:style-name="ce7" table:formula="of:=[.Y14]" office:value-type="float" office:value="21.82">
            <text:p>21.82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21.1782770277812">
            <text:p>21.1783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264.65">
            <text:p>264.6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4.323448167377">
            <text:p>254.3234</text:p>
          </table:table-cell>
          <table:table-cell table:style-name="ce7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2.9636248470732">
            <text:p>12.9636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37.6416000933919">
            <text:p>37.6416</text:p>
          </table:table-cell>
          <table:table-cell table:style-name="ce7" table:formula="of:=[.S15]" office:value-type="float" office:value="23.19">
            <text:p>23.19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2.2851341885565">
            <text:p>22.2851</text:p>
          </table:table-cell>
          <table:table-cell table:style-name="ce7" table:formula="of:=[.V15]" office:value-type="float" office:value="6.842">
            <text:p>6.842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6.57502751695143">
            <text:p>6.5750</text:p>
          </table:table-cell>
          <table:table-cell table:style-name="ce7" table:formula="of:=[.Y15]" office:value-type="float" office:value="21.82">
            <text:p>21.82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20.9685911166151">
            <text:p>20.9686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264.65">
            <text:p>264.65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51.805394225126">
            <text:p>251.8054</text:p>
          </table:table-cell>
          <table:table-cell table:style-name="ce7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2.835272125815">
            <text:p>12.8353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37.2689109835563">
            <text:p>37.2689</text:p>
          </table:table-cell>
          <table:table-cell table:style-name="ce7" table:formula="of:=[.S16]" office:value-type="float" office:value="23.19">
            <text:p>23.19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22.0644892956005">
            <text:p>22.0645</text:p>
          </table:table-cell>
          <table:table-cell table:style-name="ce7" table:formula="of:=[.V16]" office:value-type="float" office:value="6.842">
            <text:p>6.842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6.50992823460537">
            <text:p>6.5099</text:p>
          </table:table-cell>
          <table:table-cell table:style-name="ce7" table:formula="of:=[.Y16]" office:value-type="float" office:value="21.82">
            <text:p>21.82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20.7609813035793">
            <text:p>20.761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264.65">
            <text:p>264.6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49.312271510026">
            <text:p>249.3123</text:p>
          </table:table-cell>
          <table:table-cell table:style-name="ce7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2.7081902235793">
            <text:p>12.7082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36.8999118649073">
            <text:p>36.8999</text:p>
          </table:table-cell>
          <table:table-cell table:style-name="ce7" table:formula="of:=[.S17]" office:value-type="float" office:value="23.19">
            <text:p>23.19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21.8460290055451">
            <text:p>21.8460</text:p>
          </table:table-cell>
          <table:table-cell table:style-name="ce7" table:formula="of:=[.V17]" office:value-type="float" office:value="6.842">
            <text:p>6.842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6.44547349960928">
            <text:p>6.4455</text:p>
          </table:table-cell>
          <table:table-cell table:style-name="ce7" table:formula="of:=[.Y17]" office:value-type="float" office:value="21.82">
            <text:p>21.82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20.5554270332468">
            <text:p>20.5554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264.65">
            <text:p>264.6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46.843833178243">
            <text:p>246.8438</text:p>
          </table:table-cell>
          <table:table-cell table:style-name="ce7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2.5823665579993">
            <text:p>12.5824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36.5345662028785">
            <text:p>36.5346</text:p>
          </table:table-cell>
          <table:table-cell table:style-name="ce7" table:formula="of:=[.S18]" office:value-type="float" office:value="23.19">
            <text:p>23.19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21.6297316886585">
            <text:p>21.6297</text:p>
          </table:table-cell>
          <table:table-cell table:style-name="ce7" table:formula="of:=[.V18]" office:value-type="float" office:value="6.842">
            <text:p>6.842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6.38165693030622">
            <text:p>6.3817</text:p>
          </table:table-cell>
          <table:table-cell table:style-name="ce7" table:formula="of:=[.Y18]" office:value-type="float" office:value="21.82">
            <text:p>21.82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20.3519079537097">
            <text:p>20.3519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264.65">
            <text:p>264.6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4.399834829944">
            <text:p>244.3998</text:p>
          </table:table-cell>
          <table:table-cell table:style-name="ce7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2.4577886712864">
            <text:p>12.4578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36.1728378246322">
            <text:p>36.1728</text:p>
          </table:table-cell>
          <table:table-cell table:style-name="ce7" table:formula="of:=[.S19]" office:value-type="float" office:value="23.19">
            <text:p>23.19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21.4155759293648">
            <text:p>21.4156</text:p>
          </table:table-cell>
          <table:table-cell table:style-name="ce7" table:formula="of:=[.V19]" office:value-type="float" office:value="6.842">
            <text:p>6.842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6.31847220822398">
            <text:p>6.3185</text:p>
          </table:table-cell>
          <table:table-cell table:style-name="ce7" table:formula="of:=[.Y19]" office:value-type="float" office:value="21.82">
            <text:p>21.82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20.1504039145641">
            <text:p>20.150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264.65">
            <text:p>264.6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1.980034485093">
            <text:p>241.9800</text:p>
          </table:table-cell>
          <table:table-cell table:style-name="ce7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2.3344442289964">
            <text:p>12.3344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35.8146909154774">
            <text:p>35.8147</text:p>
          </table:table-cell>
          <table:table-cell table:style-name="ce7" table:formula="of:=[.S20]" office:value-type="float" office:value="23.19">
            <text:p>23.19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21.2035405241236">
            <text:p>21.2035</text:p>
          </table:table-cell>
          <table:table-cell table:style-name="ce7" table:formula="of:=[.V20]" office:value-type="float" office:value="6.842">
            <text:p>6.842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6.25591307744948">
            <text:p>6.2559</text:p>
          </table:table-cell>
          <table:table-cell table:style-name="ce7" table:formula="of:=[.Y20]" office:value-type="float" office:value="21.82">
            <text:p>21.82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9.9508949649149">
            <text:p>19.950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264.65">
            <text:p>264.6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39.584192559498">
            <text:p>239.5842</text:p>
          </table:table-cell>
          <table:table-cell table:style-name="ce7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2.2123210188083">
            <text:p>12.2123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35.4600900153241">
            <text:p>35.4601</text:p>
          </table:table-cell>
          <table:table-cell table:style-name="ce7" table:formula="of:=[.S21]" office:value-type="float" office:value="23.19">
            <text:p>23.19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20.9936044793303">
            <text:p>20.9936</text:p>
          </table:table-cell>
          <table:table-cell table:style-name="ce7" table:formula="of:=[.V21]" office:value-type="float" office:value="6.842">
            <text:p>6.842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6.19397334400939">
            <text:p>6.1940</text:p>
          </table:table-cell>
          <table:table-cell table:style-name="ce7" table:formula="of:=[.Y21]" office:value-type="float" office:value="21.82">
            <text:p>21.82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9.7533613514009">
            <text:p>19.753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44">
            <text:p>1.440</text:p>
          </table:table-cell>
          <table:table-cell office:value-type="float" office:value="10">
            <text:p>10</text:p>
          </table:table-cell>
          <table:table-cell table:formula="of:=[.C26]*1.01" office:value-type="float" office:value="1.59065586059213">
            <text:p>1.5907</text:p>
          </table:table-cell>
          <table:table-cell table:style-name="ce6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2.6447535709297">
            <text:p>22.6448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973143550989">
            <text:p>1.3697</text:p>
          </table:table-cell>
          <table:table-cell table:style-name="ce6" office:value-type="float" office:value="1.619">
            <text:p>1.619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78838322104074">
            <text:p>1.7884</text:p>
          </table:table-cell>
          <table:table-cell table:style-name="ce6" office:value-type="float" office:value="1.29">
            <text:p>1.29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42496254178045">
            <text:p>1.4250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44">
            <text:p>1.4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57490679266548">
            <text:p>1.5749</text:p>
          </table:table-cell>
          <table:table-cell table:style-name="ce7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2.4205480900294">
            <text:p>22.4205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24">
            <text:p>1.24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616973812861">
            <text:p>1.3562</text:p>
          </table:table-cell>
          <table:table-cell table:style-name="ce7" table:formula="of:=[.V25]" office:value-type="float" office:value="1.619">
            <text:p>1.619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77067645647598">
            <text:p>1.7707</text:p>
          </table:table-cell>
          <table:table-cell table:style-name="ce7" table:formula="of:=[.Y25]" office:value-type="float" office:value="1.29">
            <text:p>1.29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41085400176283">
            <text:p>1.4109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44">
            <text:p>1.4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55931365610444">
            <text:p>1.5593</text:p>
          </table:table-cell>
          <table:table-cell table:style-name="ce7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2.1985624653756">
            <text:p>22.1986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24">
            <text:p>1.24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4274231497882">
            <text:p>1.3427</text:p>
          </table:table-cell>
          <table:table-cell table:style-name="ce7" table:formula="of:=[.V26]" office:value-type="float" office:value="1.619">
            <text:p>1.619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75314500641186">
            <text:p>1.7531</text:p>
          </table:table-cell>
          <table:table-cell table:style-name="ce7" table:formula="of:=[.Y26]" office:value-type="float" office:value="1.29">
            <text:p>1.29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39688515026022">
            <text:p>1.3969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44">
            <text:p>1.4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54387490703409">
            <text:p>1.5439</text:p>
          </table:table-cell>
          <table:table-cell table:style-name="ce7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1.9787747181937">
            <text:p>21.978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24">
            <text:p>1.24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944783661269">
            <text:p>1.3294</text:p>
          </table:table-cell>
          <table:table-cell table:style-name="ce7" table:formula="of:=[.V27]" office:value-type="float" office:value="1.619">
            <text:p>1.619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73578713506125">
            <text:p>1.7358</text:p>
          </table:table-cell>
          <table:table-cell table:style-name="ce7" table:formula="of:=[.Y27]" office:value-type="float" office:value="1.29">
            <text:p>1.29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38305460421804">
            <text:p>1.3831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44">
            <text:p>1.4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52858901686544">
            <text:p>1.5286</text:p>
          </table:table-cell>
          <table:table-cell table:style-name="ce7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1.7611630873205">
            <text:p>21.7612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24">
            <text:p>1.24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628498674524">
            <text:p>1.3163</text:p>
          </table:table-cell>
          <table:table-cell table:style-name="ce7" table:formula="of:=[.V28]" office:value-type="float" office:value="1.619">
            <text:p>1.619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71860112382302">
            <text:p>1.7186</text:p>
          </table:table-cell>
          <table:table-cell table:style-name="ce7" table:formula="of:=[.Y28]" office:value-type="float" office:value="1.29">
            <text:p>1.29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36936099427529">
            <text:p>1.3694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44">
            <text:p>1.44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513454472144">
            <text:p>1.5135</text:p>
          </table:table-cell>
          <table:table-cell table:style-name="ce7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1.54570602705">
            <text:p>21.5457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24">
            <text:p>1.24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303252462124">
            <text:p>1.3033</text:p>
          </table:table-cell>
          <table:table-cell table:style-name="ce7" table:formula="of:=[.V29]" office:value-type="float" office:value="1.619">
            <text:p>1.619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7015852711119">
            <text:p>1.7016</text:p>
          </table:table-cell>
          <table:table-cell table:style-name="ce7" table:formula="of:=[.Y29]" office:value-type="float" office:value="1.29">
            <text:p>1.29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355802964629">
            <text:p>1.3558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44">
            <text:p>1.4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4984697744">
            <text:p>1.4985</text:p>
          </table:table-cell>
          <table:table-cell table:style-name="ce7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1.332382205">
            <text:p>21.3324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24">
            <text:p>1.24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903489724">
            <text:p>1.2903</text:p>
          </table:table-cell>
          <table:table-cell table:style-name="ce7" table:formula="of:=[.V30]" office:value-type="float" office:value="1.619">
            <text:p>1.619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68473789219">
            <text:p>1.6847</text:p>
          </table:table-cell>
          <table:table-cell table:style-name="ce7" table:formula="of:=[.Y30]" office:value-type="float" office:value="1.29">
            <text:p>1.29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3423791729">
            <text:p>1.342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44">
            <text:p>1.4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48363344">
            <text:p>1.4836</text:p>
          </table:table-cell>
          <table:table-cell table:style-name="ce7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1.1211705">
            <text:p>21.1212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24">
            <text:p>1.24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757324">
            <text:p>1.2776</text:p>
          </table:table-cell>
          <table:table-cell table:style-name="ce7" table:formula="of:=[.V31]" office:value-type="float" office:value="1.619">
            <text:p>1.619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668057319">
            <text:p>1.6681</text:p>
          </table:table-cell>
          <table:table-cell table:style-name="ce7" table:formula="of:=[.Y31]" office:value-type="float" office:value="1.29">
            <text:p>1.29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32908829">
            <text:p>1.3291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44">
            <text:p>1.4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468944">
            <text:p>1.4689</text:p>
          </table:table-cell>
          <table:table-cell table:style-name="ce7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0.91205">
            <text:p>20.9121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24">
            <text:p>1.24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4924">
            <text:p>1.2649</text:p>
          </table:table-cell>
          <table:table-cell table:style-name="ce7" table:formula="of:=[.V32]" office:value-type="float" office:value="1.619">
            <text:p>1.619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6515419">
            <text:p>1.6515</text:p>
          </table:table-cell>
          <table:table-cell table:style-name="ce7" table:formula="of:=[.Y32]" office:value-type="float" office:value="1.29">
            <text:p>1.29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315929">
            <text:p>1.3159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44">
            <text:p>1.4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4544">
            <text:p>1.4544</text:p>
          </table:table-cell>
          <table:table-cell table:style-name="ce7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0.705">
            <text:p>20.7050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24">
            <text:p>1.24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524">
            <text:p>1.2524</text:p>
          </table:table-cell>
          <table:table-cell table:style-name="ce7" table:formula="of:=[.V33]" office:value-type="float" office:value="1.619">
            <text:p>1.619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63519">
            <text:p>1.6352</text:p>
          </table:table-cell>
          <table:table-cell table:style-name="ce7" table:formula="of:=[.Y33]" office:value-type="float" office:value="1.29">
            <text:p>1.29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3029">
            <text:p>1.3029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44">
            <text:p>1.44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44">
            <text:p>1.4400</text:p>
          </table:table-cell>
          <table:table-cell table:style-name="ce7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0.5">
            <text:p>20.50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24">
            <text:p>1.24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4">
            <text:p>1.2400</text:p>
          </table:table-cell>
          <table:table-cell table:style-name="ce7" table:formula="of:=[.V34]" office:value-type="float" office:value="1.619">
            <text:p>1.619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619">
            <text:p>1.6190</text:p>
          </table:table-cell>
          <table:table-cell table:style-name="ce7" table:formula="of:=[.Y34]" office:value-type="float" office:value="1.29">
            <text:p>1.29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29">
            <text:p>1.290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44">
            <text:p>1.44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42574257425743">
            <text:p>1.4257</text:p>
          </table:table-cell>
          <table:table-cell table:style-name="ce7" table:formula="of:=[.D35]" office:value-type="float" office:value="20.5">
            <text:p>20.5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20.2970297029703">
            <text:p>20.2970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24">
            <text:p>1.24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772277227723">
            <text:p>1.2277</text:p>
          </table:table-cell>
          <table:table-cell table:style-name="ce7" table:formula="of:=[.V35]" office:value-type="float" office:value="1.619">
            <text:p>1.619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6029702970297">
            <text:p>1.6030</text:p>
          </table:table-cell>
          <table:table-cell table:style-name="ce7" table:formula="of:=[.Y35]" office:value-type="float" office:value="1.29">
            <text:p>1.290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27722772277228">
            <text:p>1.2772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44">
            <text:p>1.44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41162631114597">
            <text:p>1.4116</text:p>
          </table:table-cell>
          <table:table-cell table:style-name="ce7" table:formula="of:=[.D36]" office:value-type="float" office:value="20.5">
            <text:p>20.5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20.0960690128419">
            <text:p>20.0961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24">
            <text:p>1.24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556710126458">
            <text:p>1.2156</text:p>
          </table:table-cell>
          <table:table-cell table:style-name="ce7" table:formula="of:=[.V36]" office:value-type="float" office:value="1.619">
            <text:p>1.619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58709930398981">
            <text:p>1.5871</text:p>
          </table:table-cell>
          <table:table-cell table:style-name="ce7" table:formula="of:=[.Y36]" office:value-type="float" office:value="1.29">
            <text:p>1.290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26458190373493">
            <text:p>1.2646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44">
            <text:p>1.4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39764981301581">
            <text:p>1.3976</text:p>
          </table:table-cell>
          <table:table-cell table:style-name="ce7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9.8970980325167">
            <text:p>19.8971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24">
            <text:p>1.24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20353178343028">
            <text:p>1.2035</text:p>
          </table:table-cell>
          <table:table-cell table:style-name="ce7" table:formula="of:=[.V37]" office:value-type="float" office:value="1.619">
            <text:p>1.619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57138544949486">
            <text:p>1.5714</text:p>
          </table:table-cell>
          <table:table-cell table:style-name="ce7" table:formula="of:=[.Y37]" office:value-type="float" office:value="1.29">
            <text:p>1.29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25206129082666">
            <text:p>1.2521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44">
            <text:p>1.4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38381169605526">
            <text:p>1.3838</text:p>
          </table:table-cell>
          <table:table-cell table:style-name="ce7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9.7000970618977">
            <text:p>19.7001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24">
            <text:p>1.24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9161562715869">
            <text:p>1.1916</text:p>
          </table:table-cell>
          <table:table-cell table:style-name="ce7" table:formula="of:=[.V38]" office:value-type="float" office:value="1.619">
            <text:p>1.619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55582717771768">
            <text:p>1.5558</text:p>
          </table:table-cell>
          <table:table-cell table:style-name="ce7" table:formula="of:=[.Y38]" office:value-type="float" office:value="1.29">
            <text:p>1.29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23966464438283">
            <text:p>1.2397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44">
            <text:p>1.44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37011059015372">
            <text:p>1.3701</text:p>
          </table:table-cell>
          <table:table-cell table:style-name="ce7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9.5050465959383">
            <text:p>19.5050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24">
            <text:p>1.24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981745263237">
            <text:p>1.1798</text:p>
          </table:table-cell>
          <table:table-cell table:style-name="ce7" table:formula="of:=[.V39]" office:value-type="float" office:value="1.619">
            <text:p>1.619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54042294823533">
            <text:p>1.5404</text:p>
          </table:table-cell>
          <table:table-cell table:style-name="ce7" table:formula="of:=[.Y39]" office:value-type="float" office:value="1.29">
            <text:p>1.29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22739073701271">
            <text:p>1.2274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44">
            <text:p>1.4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35654513876606">
            <text:p>1.3565</text:p>
          </table:table-cell>
          <table:table-cell table:style-name="ce7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9.3119273227112">
            <text:p>19.3119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24">
            <text:p>1.24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813609171522">
            <text:p>1.1681</text:p>
          </table:table-cell>
          <table:table-cell table:style-name="ce7" table:formula="of:=[.V40]" office:value-type="float" office:value="1.619">
            <text:p>1.619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52517123587656">
            <text:p>1.5252</text:p>
          </table:table-cell>
          <table:table-cell table:style-name="ce7" table:formula="of:=[.Y40]" office:value-type="float" office:value="1.29">
            <text:p>1.29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21523835347793">
            <text:p>1.2152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44">
            <text:p>1.4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34311399877827">
            <text:p>1.3431</text:p>
          </table:table-cell>
          <table:table-cell table:style-name="ce7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9.1207201214963">
            <text:p>19.1207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24">
            <text:p>1.24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657038783685">
            <text:p>1.1566</text:p>
          </table:table-cell>
          <table:table-cell table:style-name="ce7" table:formula="of:=[.V41]" office:value-type="float" office:value="1.619">
            <text:p>1.619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51007053057085">
            <text:p>1.5101</text:p>
          </table:table-cell>
          <table:table-cell table:style-name="ce7" table:formula="of:=[.Y41]" office:value-type="float" office:value="1.29">
            <text:p>1.29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2032062905722">
            <text:p>1.2032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44">
            <text:p>1.4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32981584037453">
            <text:p>1.3298</text:p>
          </table:table-cell>
          <table:table-cell table:style-name="ce7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8.9314060608874">
            <text:p>18.9314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24">
            <text:p>1.24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511919587807">
            <text:p>1.1451</text:p>
          </table:table-cell>
          <table:table-cell table:style-name="ce7" table:formula="of:=[.V42]" office:value-type="float" office:value="1.619">
            <text:p>1.619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9511933719886">
            <text:p>1.4951</text:p>
          </table:table-cell>
          <table:table-cell table:style-name="ce7" table:formula="of:=[.Y42]" office:value-type="float" office:value="1.29">
            <text:p>1.29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19129335700218">
            <text:p>1.191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44">
            <text:p>1.4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31664934690547">
            <text:p>1.3166</text:p>
          </table:table-cell>
          <table:table-cell table:style-name="ce7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8.7439663969182">
            <text:p>18.7440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24">
            <text:p>1.24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378138205749">
            <text:p>1.1338</text:p>
          </table:table-cell>
          <table:table-cell table:style-name="ce7" table:formula="of:=[.V43]" office:value-type="float" office:value="1.619">
            <text:p>1.619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48031617544442">
            <text:p>1.4803</text:p>
          </table:table-cell>
          <table:table-cell table:style-name="ce7" table:formula="of:=[.Y43]" office:value-type="float" office:value="1.29">
            <text:p>1.29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17949837326949">
            <text:p>1.1795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44">
            <text:p>1.4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3036132147579">
            <text:p>1.3036</text:p>
          </table:table-cell>
          <table:table-cell table:style-name="ce7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8.5583825712062">
            <text:p>18.55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24">
            <text:p>1.24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225558238193">
            <text:p>1.1226</text:p>
          </table:table-cell>
          <table:table-cell table:style-name="ce7" table:formula="of:=[.V44]" office:value-type="float" office:value="1.619">
            <text:p>1.619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46565957964794">
            <text:p>1.4657</text:p>
          </table:table-cell>
          <table:table-cell table:style-name="ce7" table:formula="of:=[.Y44]" office:value-type="float" office:value="1.29">
            <text:p>1.29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16782017155395">
            <text:p>1.167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742848">
            <text:p>742848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2153121">
            <text:p>2153121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13.8">
            <text:p>1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50393869138">
            <text:p>14.503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13.8">
            <text:p>1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8">
            <text:p>1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13.8">
            <text:p>1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13.8">
            <text:p>1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13.8">
            <text:p>1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1302264889731">
            <text:p>13.130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36973143550989">
            <text:p>1.3697</text:p>
          </table:table-cell>
          <table:table-cell table:style-name="ce6" office:value-type="float" office:value="1.425">
            <text:p>1.42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57408652871097">
            <text:p>1.5741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24">
            <text:p>1.24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35616973812861">
            <text:p>1.3562</text:p>
          </table:table-cell>
          <table:table-cell table:style-name="ce7" table:formula="of:=[.Y25]" office:value-type="float" office:value="1.425">
            <text:p>1.42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55850151357521">
            <text:p>1.5585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24">
            <text:p>1.24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34274231497882">
            <text:p>1.3427</text:p>
          </table:table-cell>
          <table:table-cell table:style-name="ce7" table:formula="of:=[.Y26]" office:value-type="float" office:value="1.425">
            <text:p>1.42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54307080552001">
            <text:p>1.5431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24">
            <text:p>1.24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32944783661269">
            <text:p>1.3294</text:p>
          </table:table-cell>
          <table:table-cell table:style-name="ce7" table:formula="of:=[.Y27]" office:value-type="float" office:value="1.425">
            <text:p>1.42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52779287675249">
            <text:p>1.5278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24">
            <text:p>1.24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31628498674524">
            <text:p>1.3163</text:p>
          </table:table-cell>
          <table:table-cell table:style-name="ce7" table:formula="of:=[.Y28]" office:value-type="float" office:value="1.425">
            <text:p>1.42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51266621460643">
            <text:p>1.5127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24">
            <text:p>1.24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03252462124">
            <text:p>1.3033</text:p>
          </table:table-cell>
          <table:table-cell table:style-name="ce7" table:formula="of:=[.Y29]" office:value-type="float" office:value="1.425">
            <text:p>1.42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4976893213925">
            <text:p>1.4977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24">
            <text:p>1.24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2903489724">
            <text:p>1.2903</text:p>
          </table:table-cell>
          <table:table-cell table:style-name="ce7" table:formula="of:=[.Y30]" office:value-type="float" office:value="1.425">
            <text:p>1.42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48286071425">
            <text:p>1.4829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24">
            <text:p>1.24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27757324">
            <text:p>1.2776</text:p>
          </table:table-cell>
          <table:table-cell table:style-name="ce7" table:formula="of:=[.Y31]" office:value-type="float" office:value="1.425">
            <text:p>1.42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468178925">
            <text:p>1.4682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24">
            <text:p>1.24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264924">
            <text:p>1.2649</text:p>
          </table:table-cell>
          <table:table-cell table:style-name="ce7" table:formula="of:=[.Y32]" office:value-type="float" office:value="1.425">
            <text:p>1.42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4536425">
            <text:p>1.4536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24">
            <text:p>1.24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2524">
            <text:p>1.2524</text:p>
          </table:table-cell>
          <table:table-cell table:style-name="ce7" table:formula="of:=[.Y33]" office:value-type="float" office:value="1.425">
            <text:p>1.42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43925">
            <text:p>1.4393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24">
            <text:p>1.24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24">
            <text:p>1.2400</text:p>
          </table:table-cell>
          <table:table-cell table:style-name="ce7" table:formula="of:=[.Y34]" office:value-type="float" office:value="1.425">
            <text:p>1.42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425">
            <text:p>1.42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24">
            <text:p>1.24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22772277227723">
            <text:p>1.2277</text:p>
          </table:table-cell>
          <table:table-cell table:style-name="ce7" table:formula="of:=[.Y35]" office:value-type="float" office:value="1.425">
            <text:p>1.42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41089108910891">
            <text:p>1.4109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24">
            <text:p>1.24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1556710126458">
            <text:p>1.2156</text:p>
          </table:table-cell>
          <table:table-cell table:style-name="ce7" table:formula="of:=[.Y36]" office:value-type="float" office:value="1.425">
            <text:p>1.42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39692187040486">
            <text:p>1.3969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24">
            <text:p>1.24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0353178343028">
            <text:p>1.2035</text:p>
          </table:table-cell>
          <table:table-cell table:style-name="ce7" table:formula="of:=[.Y37]" office:value-type="float" office:value="1.425">
            <text:p>1.42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38309096079689">
            <text:p>1.3831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24">
            <text:p>1.24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19161562715869">
            <text:p>1.1916</text:p>
          </table:table-cell>
          <table:table-cell table:style-name="ce7" table:formula="of:=[.Y38]" office:value-type="float" office:value="1.425">
            <text:p>1.42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36939699088801">
            <text:p>1.3694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24">
            <text:p>1.24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17981745263237">
            <text:p>1.1798</text:p>
          </table:table-cell>
          <table:table-cell table:style-name="ce7" table:formula="of:=[.Y39]" office:value-type="float" office:value="1.425">
            <text:p>1.42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35583860483962">
            <text:p>1.3558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24">
            <text:p>1.24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16813609171522">
            <text:p>1.1681</text:p>
          </table:table-cell>
          <table:table-cell table:style-name="ce7" table:formula="of:=[.Y40]" office:value-type="float" office:value="1.425">
            <text:p>1.42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34241446023724">
            <text:p>1.3424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24">
            <text:p>1.24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15657038783685">
            <text:p>1.1566</text:p>
          </table:table-cell>
          <table:table-cell table:style-name="ce7" table:formula="of:=[.Y41]" office:value-type="float" office:value="1.425">
            <text:p>1.42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32912322795767">
            <text:p>1.3291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24">
            <text:p>1.24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14511919587807">
            <text:p>1.1451</text:p>
          </table:table-cell>
          <table:table-cell table:style-name="ce7" table:formula="of:=[.Y42]" office:value-type="float" office:value="1.425">
            <text:p>1.42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3159635920373">
            <text:p>1.3160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24">
            <text:p>1.24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13378138205749">
            <text:p>1.1338</text:p>
          </table:table-cell>
          <table:table-cell table:style-name="ce7" table:formula="of:=[.Y43]" office:value-type="float" office:value="1.425">
            <text:p>1.42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30293424954188">
            <text:p>1.302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24">
            <text:p>1.24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225558238193">
            <text:p>1.1226</text:p>
          </table:table-cell>
          <table:table-cell table:style-name="ce7" table:formula="of:=[.Y44]" office:value-type="float" office:value="1.425">
            <text:p>1.42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2900339104375">
            <text:p>1.290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34.04">
            <text:p>34.04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34.04">
            <text:p>34.04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0.5" office:value-type="float" office:value="-0.5">
            <text:p>-0.5</text:p>
          </table:table-cell>
          <table:table-cell table:style-name="ce17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0.5" office:value-type="float" office:value="-1">
            <text:p>-1</text:p>
          </table:table-cell>
          <table:table-cell table:style-name="ce17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1.008">
            <text:p>1.008</text:p>
          </table:table-cell>
          <table:table-cell table:formula="of:=100*[.D9]/[.D10]-100" office:value-type="float" office:value="10.7692307692308">
            <text:p>10.77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0.91">
            <text:p>0.91</text:p>
          </table:table-cell>
          <table:table-cell table:formula="of:=100*[.D10]/[.D1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1]/[.D1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2]/[.D1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3]/[.D1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5]/[.D16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6]/[.D17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9]/[.D20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0]/[.D2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3]/[.D2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2015／06／17</text:date>, <text:time>15:10:3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17T15:10:37.15</dc:date>
    <meta:editing-duration>P49DT15H44M26S</meta:editing-duration>
    <meta:editing-cycles>172</meta:editing-cycles>
    <meta:generator>OpenOffice/4.1.1$Win32 OpenOffice.org_project/411m6$Build-9775</meta:generator>
    <meta:document-statistic meta:table-count="9" meta:cell-count="4913" meta:object-count="0"/>
  </office:meta>
</office:document-meta>
</file>